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list-style-name="L1">
      <style:paragraph-properties fo:text-align="justify" style:justify-single-word="false"/>
    </style:style>
    <style:style style:name="P4" style:family="paragraph" style:parent-style-name="Standard">
      <style:paragraph-properties fo:text-align="justify" style:justify-single-word="false"/>
      <style:text-properties style:text-line-through-style="solid" fo:font-weight="bold" style:font-weight-asian="bold" style:font-weight-complex="bold"/>
    </style:style>
    <style:style style:name="P5" style:family="paragraph" style:parent-style-name="Standard">
      <style:paragraph-properties fo:text-align="justify" style:justify-single-word="false"/>
      <style:text-properties style:text-line-through-style="solid"/>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list-style-name="L5">
      <style:paragraph-properties fo:text-align="justify" style:justify-single-word="false"/>
    </style:style>
    <style:style style:name="P10" style:family="paragraph" style:parent-style-name="Standard" style:list-style-name="L6">
      <style:paragraph-properties fo:text-align="justify" style:justify-single-word="false"/>
    </style:style>
    <style:style style:name="P11" style:family="paragraph" style:parent-style-name="Standard" style:list-style-name="L7">
      <style:paragraph-properties fo:text-align="justify" style:justify-single-word="false"/>
    </style:style>
    <style:style style:name="P12" style:family="paragraph" style:parent-style-name="Standard" style:list-style-name="L8">
      <style:paragraph-properties fo:text-align="justify" style:justify-single-word="false"/>
    </style:style>
    <style:style style:name="P13" style:family="paragraph" style:parent-style-name="Standard" style:list-style-name="L9">
      <style:paragraph-properties fo:text-align="justify" style:justify-single-word="false"/>
    </style:style>
    <style:style style:name="P14" style:family="paragraph" style:parent-style-name="Standard" style:list-style-name="L10">
      <style:paragraph-properties fo:text-align="justify" style:justify-single-word="false"/>
    </style:style>
    <style:style style:name="P15" style:family="paragraph" style:parent-style-name="Standard" style:list-style-name="L11">
      <style:paragraph-properties fo:text-align="justify" style:justify-single-word="false"/>
    </style:style>
    <style:style style:name="P16" style:family="paragraph" style:parent-style-name="Standard" style:list-style-name="L12">
      <style:paragraph-properties fo:text-align="justify" style:justify-single-word="false"/>
    </style:style>
    <style:style style:name="P17" style:family="paragraph" style:parent-style-name="Standard">
      <style:paragraph-properties fo:text-align="center" style:justify-single-word="false"/>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 wybraniu opcji "Multiplayer" najpierw ukaże się plansza z podaniem imienia (potrzebne już dla chata). Następnie otworzy się kolejne podmenu gdzie będą do wyboru dwie opcje:</text:p>
      <text:p text:style-name="P1">- Utwórz grę</text:p>
      <text:p text:style-name="P1">- Dołącz do gry</text:p>
      <text:p text:style-name="P1"/>
      <text:p text:style-name="P2">"Utwórz grę"</text:p>
      <text:p text:style-name="P1">Tutaj twórca gry będzie mógł ustalić pewne szczegóły rozgrywki, takie jak:</text:p>
      <text:list text:style-name="L1">
        <text:list-item>
          <text:p text:style-name="P3">Kolizje miedzy statkami graczy: tak/nie</text:p>
        </text:list-item>
        <text:list-item>
          <text:p text:style-name="P3">Dowolny wybór statku / Obydwoje grają tym samym statkiem wybranym przez twórcę gry. Jeżeli "Dowolny wybór statku" to każdy gracz będzie mógł grać takimi statkami jakie będzie miał odblokowane na swoim komputerze. Jeżeli "Obydwoje grają tym samym statkiem" to „twórca gry” dostaje do dyspozycji wszystkie statki gracza i wybiera z nich ten, którymi gracze będą grali.</text:p>
        </text:list-item>
      </text:list>
      <text:p text:style-name="P1">Teraz twórca wybiera statek oraz daje "Ready". Oznacza to wysyłanie co 5 sec. po broadcast pakietów identyfikacyjnych, że gra została założona. Teraz zadaniem drugiego gracza jest dołączyć się do gry.</text:p>
      <text:p text:style-name="P1"/>
      <text:p text:style-name="P2">"Dołącz do gry"</text:p>
      <text:p text:style-name="P1">Użytkownik po wyborze "Dołącz do gry" otrzyma planszę z listą czekających na połączenie utworzonych gier. Klika myszą na daną pozycję. Jeżeli twórca gry wybrał opcję "Dowolny wybór statku" to graczowi dołączającemu ukazuje się przeglądarka z wyborem statków. Po wybraniu statku i "Play" rozpoczyna się gra.</text:p>
      <text:p text:style-name="P1"/>
      <text:p text:style-name="P2">Nawiązanie połączenia.</text:p>
      <text:p text:style-name="P1">Do komunikacji użyty zostanie protokół UDP, ze względu na szybkość. Twórca gry będzie po broadcast rozsyłał pakiet co 5 sec, że czeka na połączenie. W pakiecie tym trzeba zawszeć takie informacje jak:</text:p>
      <text:p text:style-name="P1">- adres IP "twórcy" gry</text:p>
      <text:p text:style-name="P1">- ksywę jaką podał "twórca" gry</text:p>
      <text:p text:style-name="P1">- nazwa komputera (host) jaką ma "twórca" gry</text:p>
      <text:p text:style-name="P1">- wszelkie opcje gry jakie ustawił "twórca" gry</text:p>
      <text:p text:style-name="P1">- ID statku jakim będzie grał "twórca" gry</text:p>
      <text:p text:style-name="P1"/>
      <text:p text:style-name="P1">Teraz "dołączający" do gry po ustawieniu wszystkiego, wyśle pakiet do twórcy, w celu nawiązania połączenia i rozpoczęci gry. Pakiet zawiązujący połączenie będzie posiadał następujące informacje:</text:p>
      <text:p text:style-name="P1">- adres IP "dołączającego"</text:p>
      <text:p text:style-name="P1">- ksywę jaką podał "dołączający"</text:p>
      <text:p text:style-name="P1">- nazwa komputera (host) jaką ma dołączający" do gry</text:p>
      <text:p text:style-name="P1">- ID statku jakim będzie grał "dołączający"</text:p>
      <text:p text:style-name="P1"/>
      <text:p text:style-name="P1">Gdy "twórca" gry otrzyma powyższy pakiet od "dołączającego" to otrzyma MessageBox-a informującego o uzyskanym połączeniu. MessageBox zawierał będzie wszelkie podane informacje o "dołączającym". Jeżeli twórca zatwierdzi MessageBox-a to gra zostanie rozpoczęta. "Twórca" przestanie wysyłać pakiety broadcast-owe o oczekiwaniu na "dołączającego". Jeżeli twórca odrzuci "dołączającego" to gra nie zostanie zawiązana. "Twórca" nadal będzie w stanie oczekiwania na "dołączającego". Odrzucony-"dołączający" otrzyma stosowny komunikat, że jego próba "dołączenia" się została odrzucona przez "twórcę".</text:p>
      <text:p text:style-name="P1"/>
      <text:p text:style-name="P2">Komunikacja w trakcie gry.</text:p>
      <text:p text:style-name="P1">Jeżeli dojdzie do zawiązania gry, to "twórca" zaprzestanie wysyłania pakietów broadcast-owych o założeniu gry. Od tej pory obaj gracze będą wysyłać pakiety UDP adresowane tylko na zadane IP. </text:p>
      <text:p text:style-name="P1">Będzie kilka typów pakietów:</text:p>
      <text:p text:style-name="P1">1 Pakiet statku gracza</text:p>
      <text:p text:style-name="P1">- IP nadawcy, dla identyfikacji, że pakiet pochodzi od gracza rywala, z którym gram</text:p>
      <text:p text:style-name="P1">- ID pakietu - inkrementowane w nieskończoność ID pakietu, dla odróżnienia kolejności pakietów. Jako że UDP może przesłać pakiety w złej kolejności, to pakiet o ID starszym od ostatniego zostanie zignorowany (ale są wyjątki - patrz niżej). Jeżeli ID będzie unsigned int i będziemy wysyłać, np. 10 pakietów na sekundę to wystarczy nam numerów pakietów na 119304 godzin grania :)</text:p>
      <text:p text:style-name="P1">- Pozycja statku gracza (X, Y, Z)</text:p>
      <text:p text:style-name="P1">- Czy gracz robi unik?</text:p>
      <text:p text:style-name="P1">- Kąt pochylenie statku gracza</text:p>
      <text:p text:style-name="P1">2 Pakiet pojedynczego pocisku laser/chaingun/impulse laser/homing rocket/remote rocket</text:p>
      <text:p text:style-name="P1">- IP nadawcy</text:p>
      <text:p text:style-name="P1">- ID pakietu</text:p>
      <text:p text:style-name="P1">- Pozycja pocisku/rakiety, lub początkowa pozycja wiązki lasera impulsowego (X, Y, Z)</text:p>
      <text:p text:style-name="P1">//- Pozycja (X, Y, Z) początkowa drugiej wiązki - o ile jest</text:p>
      <text:p text:style-name="P1">/*</text:p>
      <text:p text:style-name="P1">Czy rzeczywiście potrzebujemy pozycję wiązki lasera impulsowego? Można tylko wysłać ile jest wiązek 1 czy 2 i znając pozycję statku samemu narysować wiązk(ę/i) w odpowiednim miejscu. Gorzej będzie jeżeli pakiet wystrzelenia wiązki impulse laser zostanie zgubiony.</text:p>
      <text:p text:style-name="P1">*/</text:p>
      <text:p text:style-name="P1">4. Pakiet wrogiego statku</text:p>
      <text:p text:style-name="P1">- Indeks statku</text:p>
      <text:p text:style-name="P1">- Czy wrak?</text:p>
      <text:p text:style-name="P1">- Pozycja statku (X, Y, Z)</text:p>
      <text:p text:style-name="P1">- Czy robi unik?</text:p>
      <text:p text:style-name="P1">- Kąt pochylenie statku</text:p>
      <text:p text:style-name="P1">- Ilość pkt. osłony</text:p>
      <text:p text:style-name="P1">- Ilość pkt. pancerza</text:p>
      <text:p text:style-name="P1">5. Pakiet detonacji zdalnej rakiety przez drugiego gracza</text:p>
      <text:p text:style-name="P1"/>
      <text:p text:style-name="P2">Zasada ogólna.</text:p>
      <text:p text:style-name="P1">Każdy gracz będzie rysował i obliczał grę dla samego siebie. Wrogie statki będą tworzone u "twórcy" gry. W trakcie gry, "twórca" będzie musiał wysyłać pakiety o pozycji każdego z wrogich statków.</text:p>
      <text:p text:style-name="P1"/>
      <text:p text:style-name="P4">Wyjątki dla których nie należy odrzucać pakietów o mniejszym ID niż ostatni pakiet.</text:p>
      <text:p text:style-name="P5">Tymi wyjątkowymi pakietami, dla których nie należy brać pod uwagę ID, są wszelkie pakiety unikatowe sygnalizujące raz o zajściu jakiegoś zdarzenia. Na razie takimi pakietami są:</text:p>
      <text:p text:style-name="P5">- Drugi gracz wystrzelił z impulse laser</text:p>
      <text:p text:style-name="P5">- Drugi gracz detonował remote rockets (tutaj można też dać fakt odpalenie remote rockets)</text:p>
      <text:p text:style-name="P1"/>
      <text:p text:style-name="P2">Problem ile pakietów wysyłać.</text:p>
      <text:p text:style-name="P4">Rozwiązanie 1.</text:p>
      <text:p text:style-name="P5">Wysyłamy zawsze pakiety o położeniu każdego pocisku, np. co 2/3 klatki, każdego statku wroga itp. Wada: duża ilość pakietów, Zaleta: zdaje się, że powinno działać bardziej synchronizacyjnie.</text:p>
      <text:p text:style-name="P2">Rozwiązanie 2.</text:p>
      <text:p text:style-name="P1">Wysyłać pakiety tylko o zajściu zdarzenia. Np. wysyłamy pakiet, że rywal wystrzelił remote rocket, ale już nie przesyłamy cały czas podczas lotu rakiety jej pozycji. Druga aplikacja sama już to sobie narysuje. Wada: jak się pakiet zgubi do kaplica, zdaje się że będzie większe prawdopodobieństwo rozsynchronizowania gry.</text:p>
      <text:p text:style-name="P1">Pakiety o zdarzeniach:</text:p>
      <text:list text:style-name="L2">
        <text:list-item>
          <text:p text:style-name="P6">Rozpoczęcie wyświetlania napisów "Level X", "Ready" - czyli rozpoczęcie gry dla każdego poziomu, wysyła tylko "twórca gry"</text:p>
        </text:list-item>
      </text:list>
      <text:list text:style-name="L3">
        <text:list-item>
          <text:p text:style-name="P7">Odpalenie remote rocket</text:p>
          <text:list>
            <text:list-item>
              <text:p text:style-name="P7">Pozycja początkowa rakiety (czyli statku)</text:p>
            </text:list-item>
          </text:list>
        </text:list-item>
        <text:list-item>
          <text:p text:style-name="P7">Detonacja remote rocket</text:p>
          <text:list>
            <text:list-item>
              <text:p text:style-name="P7">Pozycja eksplozji rakiety</text:p>
            </text:list-item>
          </text:list>
        </text:list-item>
      </text:list>
      <text:p text:style-name="P1"><text:tab/></text:p>
      <text:list text:style-name="L4">
        <text:list-item>
          <text:p text:style-name="P8">Strzelenie z lasera (także jako rozpoczęcie autofire)</text:p>
          <text:list>
            <text:list-item>
              <text:p text:style-name="P8">Pozycja początkowa - pozycja statku</text:p>
            </text:list-item>
            <text:list-item>
              <text:p text:style-name="P8">Ilość pocisków</text:p>
            </text:list-item>
          </text:list>
        </text:list-item>
        <text:list-item>
          <text:p text:style-name="P8">Zaprzestanie strzelania z lasera (puszczenie klawisza fire)</text:p>
        </text:list-item>
      </text:list>
      <text:p text:style-name="P1"/>
      <text:list text:style-name="L5">
        <text:list-item>
          <text:p text:style-name="P9">Strzelenie z chainguna (także jako rozpoczęcie autofire)</text:p>
          <text:list>
            <text:list-item>
              <text:p text:style-name="P9">Pozycja początkowa - pozycja statku</text:p>
            </text:list-item>
            <text:list-item>
              <text:p text:style-name="P9">Ilość wiązek pocisków</text:p>
            </text:list-item>
          </text:list>
        </text:list-item>
        <text:list-item>
          <text:p text:style-name="P9">Zaprzestanie strzelania z chainguna (puszczenie klawisza fire)</text:p>
        </text:list-item>
      </text:list>
      <text:p text:style-name="P1"/>
      <text:list text:style-name="L6">
        <text:list-item>
          <text:p text:style-name="P10">Przytrzymanie fire dla impulse laser</text:p>
        </text:list-item>
        <text:list-item>
          <text:p text:style-name="P10">Puszcze fire przy impulse laser – wystrzelenie</text:p>
          <text:list>
            <text:list-item>
              <text:p text:style-name="P10">Pozycja początkowa - pozycja statku</text:p>
            </text:list-item>
            <text:list-item>
              <text:p text:style-name="P10">Ilość wiązek</text:p>
            </text:list-item>
            <text:list-item>
              <text:p text:style-name="P10">m_iImpulseLaserCounterTime dla skali wiązki</text:p>
            </text:list-item>
          </text:list>
        </text:list-item>
      </text:list>
      <text:p text:style-name="P1"/>
      <text:list text:style-name="L7">
        <text:list-item>
          <text:p text:style-name="P11">Strzelenie z homing rocket (także jako rozpoczęcie autofire)</text:p>
          <text:list>
            <text:list-item>
              <text:p text:style-name="P11">Pozycja początkowa - pozycja statku</text:p>
            </text:list-item>
            <text:list-item>
              <text:p text:style-name="P11">Ilość rakiet</text:p>
            </text:list-item>
          </text:list>
        </text:list-item>
      </text:list>
      <text:list text:style-name="L8">
        <text:list-item>
          <text:p text:style-name="P12">Zaprzestanie strzelania z homing rocket (puszczenie klawisza fire)</text:p>
        </text:list-item>
      </text:list>
      <text:p text:style-name="P1"/>
      <text:p text:style-name="P1">Pozycja wrogich statków nigdy nie będzie wysyłana - bo po co, każdy gracz rysował wrogie statki sam. Oboje gracze muszą mieć tylko te same dane wejściowe o wrogich statkach. Tak więc wrogie statki będzie tworzył "twórca gry" i każdy stworzony wrogi statek będzie wysyłał jako pakiet do "dołączającego". Tutaj trzeba stworzyć własny, niezawodny protokół - bo te pakiety są bardzo ważne. Oznacza to też, że tworzenie statków wroga będzie trochę trwało i tu możliwe, że trzeba będzie dać jakąś informację typu "proszę czekać".</text:p>
      <text:p text:style-name="P1"/>
      <text:p text:style-name="P1">Pakiety zdarzeń o wrogich statkach. Musi wysyłać tylko „twórca gry”. Oznaczałoby to, że wszelkie kolizje pocisk-wróg, także te dla drugiego gracza, obliczałby „twórca gry”:</text:p>
      <text:list text:style-name="L9">
        <text:list-item>
          <text:p text:style-name="P13">Wrogi obiekt zniszczony</text:p>
          <text:list>
            <text:list-item>
              <text:p text:style-name="P13">Indeks zniszczonego obiektu</text:p>
            </text:list-item>
            <text:list-item>
              <text:p text:style-name="P13">Czy zamieni się we wrak?</text:p>
            </text:list-item>
          </text:list>
        </text:list-item>
        <text:list-item>
          <text:p text:style-name="P13">Wrogi obiekt trafiony (potrzeba aby „dołączający” narysował sobie z cząsteczek efekt trafienia)</text:p>
        </text:list-item>
      </text:list>
      <text:list text:style-name="L10">
        <text:list-item>
          <text:list>
            <text:list-item>
              <text:p text:style-name="P14">Indeks trafionego obiektu – może nawet niepotrzebne</text:p>
            </text:list-item>
            <text:list-item>
              <text:p text:style-name="P14">Pozycja trafienia (X, Y, Z) dla GetVisualEnemyHit()-&gt;SetToDraw().</text:p>
            </text:list-item>
          </text:list>
        </text:list-item>
        <text:list-item>
          <text:p text:style-name="P14">Wróg wykręcił beczkę</text:p>
          <text:list>
            <text:list-item>
              <text:p text:style-name="P14">Indeks statku, który wykręcił beczkę</text:p>
            </text:list-item>
          </text:list>
        </text:list-item>
      </text:list>
      <text:list text:style-name="L11">
        <text:list-item>
          <text:p text:style-name="P15">Wróg strzelił</text:p>
          <text:list>
            <text:list-item>
              <text:p text:style-name="P15">Indeks statku, który wystrzelił</text:p>
            </text:list-item>
          </text:list>
        </text:list-item>
        <text:list-item>
          <text:p text:style-name="P15"/>
        </text:list-item>
      </text:list>
      <text:p text:style-name="P1"/>
      <text:list text:style-name="L12">
        <text:list-item>
          <text:p text:style-name="P16">Pojawienie się "znajdźki"</text:p>
          <text:list>
            <text:list-item>
              <text:p text:style-name="P16">Pozycja "znajdźki"</text:p>
            </text:list-item>
            <text:list-item>
              <text:p text:style-name="P16">Co to za "znajdźka"</text:p>
            </text:list-item>
          </text:list>
        </text:list-item>
        <text:list-item>
          <text:p text:style-name="P16">Schwytanie "znajdźki" przez drugiego gracza</text:p>
          <text:list>
            <text:list-item>
              <text:p text:style-name="P16">Indeks "znajdźki" do usinięcia</text:p>
            </text:list-item>
          </text:list>
        </text:list-item>
      </text:list>
      <text:p text:style-name="P1"/>
      <text:p text:style-name="P1"/>
      <text:p text:style-name="P2">Zmiana reguł jeżeli chodzi o "życia".</text:p>
      <text:p text:style-name="P1">W single player gracz ma do dyspozycji 3 życia. W muli trzeba będzie w ogóle zrezygnować z "żyć" a zestrzelony gracz zawsze będzie po pewnym czasie powracał do gry. Karą za utratę "życia" będzie degradacja "znajdziek" oraz utrata pewnej ilości punktów. Uzasadnienie rezygnacji z "żyć": jeżeli pierwszy gracz utraci wszystkie "życia" to drugi będzie grał sam, nie wiadomo jak długo - ale może trwać np. godzinę, a pierwszy będzie czekał i się nudził. Bzdura. Zawsze obaj gracze muszą grać.</text:p>
      <text:p text:style-name="P1"/>
      <text:p text:style-name="P17">Protokół komunikacji.</text:p>
      <text:p text:style-name="Standard">Gracz podając pseudonim wysyła pakiet:</text:p>
      <text:p text:style-name="Standard">EPacketTypeJoinUser</text:p>
      <text:p text:style-name="Standard"/>
      <text:p text:style-name="Standard">Gracz pisząc coś na chata, wysyła pakiet:</text:p>
      <text:p text:style-name="Standard">EPacketTypeChatMsg</text:p>
      <text:p text:style-name="Standard"/>
      <text:p text:style-name="Standard">Twórca tworzy grę, co pięć sekund, na broadcast wysyła:</text:p>
      <text:p text:style-name="Standard">EPacketTypeCreateEcho</text:p>
      <text:p text:style-name="Standard">Aplikacja twórcy przechodzi w menu czekania, aż jakiś gracz się połączy. Jeżeli twórca sam anuluje czekanie, EPacketTypeCreateEcho przestaną być wysyłane.</text:p>
      <text:p text:style-name="Standard"/>
      <text:p text:style-name="Standard">Dołączający odbiera EPacketTypeCreateEcho i tworzy w menu gniazdo gry.</text:p>
      <text:p text:style-name="Standard"/>
      <text:p text:style-name="Standard">Dołączający klikając na dane gniazdo gry, wysyła na IP twórcy gry:</text:p>
      <text:p text:style-name="Standard">EPacketTypeJoin</text:p>
      <text:p text:style-name="Standard">Aplikacja dołączającego przechodzi w menu czekania na akceptację bądź odrzucenie przez twórcę gry.</text:p>
      <text:p text:style-name="Standard"/>
      <text:p text:style-name="Standard">Gdy twórca dostaje EPacketTypeJoin to sprawdzane jest czy nadal znajduje się w menu czekania na połączenie.</text:p>
      <text:p text:style-name="Standard"><text:tab/>Jeżeli nie znajduje się już w menu oczekiwania na połączenie, pakiet <text:s/>EPacketTypeJoin jest odrzucany i automatycznie wysyłany jest pakiet zwrotny EPacketTypeCreatorNotWait do dołączającego. Wtedy dołączający automatycznie wróci z menu czekania.</text:p>
      <text:p text:style-name="Standard"><text:tab/>Jeżeli znajduje się w menu oczekiwania na połączenie to otrzymuje MessageBox-a z pytaniem czy zaakceptować gracza, który próbuje się połączyć.</text:p>
      <text:p text:style-name="Standard"/>
      <text:p text:style-name="Standard">Jeżeli twórca gry odrzuci połączenie, wyśle pakiet do dołączającego:</text:p>
      <text:p text:style-name="Standard">EPacketTypeRejectJoin</text:p>
      <text:p text:style-name="Standard"/>
      <text:p text:style-name="Standard">Jeżeli twórca gry zaakceptuje połączenie to wyśle pakiet do dołączającego:</text:p>
      <text:p text:style-name="Standard">EPacketTypeAcceptJoin</text:p>
      <text:p text:style-name="Standard"/>
      <text:p text:style-name="Standard">Jeżeli dołączający otrzyma akceptację od twórcy (EPacketTypeAcceptJoin) to na potwierdzenie wyśle pakiet:</text:p>
      <text:p text:style-name="Standard">EPacketTypeTransactionOfConnectDone</text:p>
      <text:p text:style-name="Standard">Pakiet ten nie zostanie wysłany jeżeli dołączający wyszedł z menu czekania na akceptację.</text:p>
      <text:p text:style-name="Standard"/>
      <text:p text:style-name="Standard">Gdy dołączający wyśle pakiet EPacketTypeTransactionOfConnectDone oraz gdy założyciel gdy odbierze ten pakiet, to obydwoje gracze przejdą do gry (RunGameMultipl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pl" fo:country="PL"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1$Win32 OpenOffice.org_project/680m1$Build-8990</meta:generator>
    <meta:creation-date>2007-07-02T22:58:22</meta:creation-date>
    <dc:creator>Roman Ludwicki</dc:creator>
    <dc:date>2007-07-11T22:55:09</dc:date>
    <dc:language>pl-PL</dc:language>
    <meta:editing-cycles>24</meta:editing-cycles>
    <meta:editing-duration>PT2H46M13S</meta:editing-duration>
    <meta:user-defined meta:name="Info 1"/>
    <meta:user-defined meta:name="Info 2"/>
    <meta:user-defined meta:name="Info 3"/>
    <meta:user-defined meta:name="Info 4"/>
    <meta:document-statistic meta:table-count="0" meta:image-count="0" meta:object-count="0" meta:page-count="4" meta:paragraph-count="126" meta:word-count="1364" meta:character-count="9644"/>
  </office:meta>
</office:document-meta>
</file>